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Table1" style:family="table" style:master-page-name="Whole_20_Page">
      <style:table-properties style:width="8.2701in" fo:margin-left="0in" fo:margin-right="0in" style:page-number="auto" table:align="margins" style:writing-mode="lr-tb"/>
    </style:style>
    <style:style style:name="Table1.A" style:family="table-column">
      <style:table-column-properties style:column-width="4.1417in" style:rel-column-width="32819*"/>
    </style:style>
    <style:style style:name="Table1.B" style:family="table-column">
      <style:table-column-properties style:column-width="4.1285in" style:rel-column-width="32716*"/>
    </style:style>
    <style:style style:name="Table1.1" style:family="table-row">
      <style:table-row-properties style:min-row-height="5.625in" fo:keep-together="always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5in" fo:keep-together="auto"/>
    </style:style>
    <style:style style:name="P1" style:family="paragraph" style:parent-style-name="Table_20_Contents">
      <style:paragraph-properties fo:margin-top="1.4252in" fo:margin-bottom="1.4252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2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2d9b25" officeooo:paragraph-rsid="002d9b25" style:font-size-asian="18pt" style:font-size-complex="18pt"/>
    </style:style>
    <style:style style:name="P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1pt" officeooo:rsid="0031fd9a" officeooo:paragraph-rsid="0031fd9a" style:font-size-asian="11pt" style:font-size-complex="11pt"/>
    </style:style>
    <style:style style:name="P6" style:family="paragraph" style:parent-style-name="Table_20_Contents">
      <style:paragraph-properties fo:margin-top="1.3854in" fo:margin-bottom="1.3854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7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9" style:family="paragraph" style:parent-style-name="Table_20_Contents">
      <style:paragraph-properties fo:margin-top="1.5437in" fo:margin-bottom="1.5437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10" style:family="paragraph" style:parent-style-name="Standard">
      <style:paragraph-properties style:writing-mode="lr-tb"/>
    </style:style>
    <style:style style:name="T1" style:family="text">
      <style:text-properties officeooo:rsid="00315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{Ime} {Priimek}</text:p>
            <text:p text:style-name="P2">{razred}</text:p>
            <text:p text:style-name="P3">{telefon}</text:p>
            <text:p text:style-name="P4">{<text:span text:style-name="T1">S</text:span>kupina}</text:p>
            <text:p text:style-name="P5">{id}</text:p>
          </table:table-cell>
          <table:table-cell table:style-name="Table1.A1" office:value-type="string">
            <text:p text:style-name="P6">{Ime} {Priimek}</text:p>
            <text:p text:style-name="P7">{razred}</text:p>
            <text:p text:style-name="P8">{telefon}</text:p>
            <text:p text:style-name="P4">{<text:span text:style-name="T1">S</text:span>kupina}</text:p>
            <text:p text:style-name="P5">{id}</text:p>
          </table:table-cell>
        </table:table-row>
        <table:table-row table:style-name="Table1.2">
          <table:table-cell table:style-name="Table1.A1" office:value-type="string">
            <text:p text:style-name="P9">{Ime} {Priimek}</text:p>
            <text:p text:style-name="P7">{razred}</text:p>
            <text:p text:style-name="P8">{telefon}</text:p>
            <text:p text:style-name="P4">{<text:span text:style-name="T1">S</text:span>kupina}</text:p>
            <text:p text:style-name="P5">{id}</text:p>
          </table:table-cell>
          <table:table-cell table:style-name="Table1.A1" office:value-type="string">
            <text:p text:style-name="P9">{Ime} {Priimek}</text:p>
            <text:p text:style-name="P7">{razred}</text:p>
            <text:p text:style-name="P8">{telefon}</text:p>
            <text:p text:style-name="P4">{<text:span text:style-name="T1">S</text:span>kupina}</text:p>
            <text:p text:style-name="P5">{id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sl" fo:country="SI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alloon_20_Text" style:display-name="Balloon Text" style:family="paragraph" style:parent-style-name="Standard" loext:linked-style-name="Besedilo_20_oblačka_20_Znak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Besedilo_20_oblačka_20_Znak" style:display-name="Besedilo oblačka Znak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fo:language="sl" fo:country="SI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Envelope" style:page-layout-name="Mpm3" draw:style-name="Mdp1"/>
    <style:master-page style:name="First_20_Page" style:display-name="First Page" style:page-layout-name="Mpm4" draw:style-name="Mdp1" style:next-style-name="Standard"/>
    <style:master-page style:name="Footnote" style:page-layout-name="Mpm2" draw:style-name="Mdp1"/>
    <style:master-page style:name="HTML" style:page-layout-name="Mpm5" draw:style-name="Mdp1"/>
    <style:master-page style:name="Index" style:page-layout-name="Mpm4" draw:style-name="Mdp1"/>
    <style:master-page style:name="Landscape" style:page-layout-name="Mpm6" draw:style-name="Mdp1"/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Whole_20_Page" style:display-name="Whole Pag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6-25T09:30:00</meta:creation-date>
    <meta:initial-creator>Vidic, Domen</meta:initial-creator>
    <dc:language>en-US</dc:language>
    <meta:print-date>2022-06-25T09:12:00</meta:print-date>
    <dc:date>2025-06-16T09:15:34.027864961</dc:date>
    <meta:editing-cycles>39</meta:editing-cycles>
    <meta:editing-duration>PT1H16M20S</meta:editing-duration>
    <meta:generator>LibreOffice/25.2.2.2$Linux_X86_64 LibreOffice_project/520$Build-2</meta:generator>
    <meta:document-statistic meta:table-count="1" meta:image-count="0" meta:object-count="0" meta:page-count="1" meta:paragraph-count="20" meta:word-count="24" meta:character-count="180" meta:non-whitespace-character-count="176"/>
    <meta:user-defined meta:name="AppVersion">15.0000</meta:user-defined>
    <meta:template xlink:type="simple" xlink:actuate="onRequest" xlink:title="Normal" xlink:href=""/>
  </office:meta>
</office:document-meta>
</file>